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2.24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732in" svg:y="113.45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9" office:value-type="string" calcext:value-type="string">
            <text:p>حلقہ</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table:style-name="ce9" office:value-type="string" calcext:value-type="string">
            <text:p>ملحوظ ہندسے</text:p>
          </table:table-cell>
          <table:table-cell office:value-type="string" calcext:value-type="string">
            <text:p>معنی خیز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7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2"/>
        <table:table-column table:style-name="co11" table:default-cell-style-name="ce33"/>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154in" table:end-y="0.2094in" draw:z-index="7" draw:style-name="gr2" svg:width="0.1776in" svg:height="0.2087in" svg:x="0.8303in" svg:y="0.3118in">
              <text:p/>
              <draw:object xlink:href="./Object 8" xlink:type="simple" xlink:show="embed" xlink:actuate="onLoad"/>
              <draw:image xlink:href="./ObjectReplacements/Object 8" xlink:type="simple" xlink:show="embed" xlink:actuate="onLoad"/>
            </draw:frame>
            <draw:frame table:end-cell-address="symbols.E13" table:end-x="0.137in" table:end-y="0.2094in" draw:z-index="9" draw:style-name="gr2" svg:width="0.1992in" svg:height="0.2087in" svg:x="0.830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3">00/00/0000</text:date>, <text:time style:data-style-name="N2" text:time-value="07:40:31.10833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23T14:51:06.115250612</dc:date>
    <meta:editing-duration>P53DT19H6S</meta:editing-duration>
    <meta:editing-cycles>2341</meta:editing-cycles>
    <meta:generator>LibreOffice/4.2.8.2$Linux_x86 LibreOffice_project/420m0$Build-2</meta:generator>
    <meta:document-statistic meta:table-count="3" meta:cell-count="441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